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9.684cm" fo:margin-left="0.018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2cm"/>
    </style:style>
    <style:style style:name="Tabla1.B" style:family="table-column">
      <style:table-column-properties style:column-width="3.228cm"/>
    </style:style>
    <style:style style:name="Tabla1.C" style:family="table-column">
      <style:table-column-properties style:column-width="3.33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3" style:master-page-name="Standard">
      <style:paragraph-properties fo:margin-top="0.494cm" fo:margin-bottom="0.141cm" style:contextual-spacing="false" fo:line-height="100%" fo:keep-together="auto" style:page-number="1" fo:keep-with-next="auto"/>
    </style:style>
    <style:style style:name="P2" style:family="paragraph" style:parent-style-name="normal" style:list-style-name="WWNum2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3" style:family="paragraph" style:parent-style-name="normal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4" style:family="paragraph" style:parent-style-name="normal" style:list-style-name="WWNum2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5" style:family="paragraph" style:parent-style-name="normal">
      <style:paragraph-properties fo:margin-top="0.423cm" fo:margin-bottom="0.423cm" style:contextual-spacing="false" fo:line-height="100%"/>
    </style:style>
    <style:style style:name="P6" style:family="paragraph" style:parent-style-name="normal" style:list-style-name="WWNum1">
      <style:paragraph-properties fo:margin-left="1.27cm" fo:margin-right="0cm" fo:margin-top="0.423cm" fo:margin-bottom="0cm" style:contextual-spacing="false" fo:line-height="100%" fo:text-indent="-0.635cm" style:auto-text-indent="false"/>
    </style:style>
    <style:style style:name="P7" style:family="paragraph" style:parent-style-name="normal" style:list-style-name="WWNum1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8" style:family="paragraph" style:parent-style-name="normal" style:list-style-name="WWNum1">
      <style:paragraph-properties fo:margin-left="1.27cm" fo:margin-right="0cm" fo:margin-top="0cm" fo:margin-bottom="0.423cm" style:contextual-spacing="false" fo:line-height="100%" fo:text-indent="-0.635cm" style:auto-text-indent="false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T1" style:family="text">
      <style:text-properties fo:color="#000000" loext:opacity="100%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color="#073763" loext:opacity="100%" fo:font-weight="bold" style:font-weight-asian="bold"/>
    </style:style>
    <style:style style:name="T4" style:family="text">
      <style:text-properties officeooo:rsid="000bf71d"/>
    </style:style>
    <style:style style:name="T5" style:family="text">
      <style:text-properties fo:color="#2a6099" loext:opacity="100%"/>
    </style:style>
    <style:style style:name="T6" style:family="text">
      <style:text-properties fo:color="#2a6099" loext:opacity="100%" officeooo:rsid="000bf71d"/>
    </style:style>
    <style:style style:name="T7" style:family="text">
      <style:text-properties fo:color="#2a6099" loext:opacity="100%" officeooo:rsid="000dd4eb"/>
    </style:style>
    <style:style style:name="T8" style:family="text">
      <style:text-properties fo:color="#2a6099" loext:opacity="100%" officeooo:rsid="000e7410"/>
    </style:style>
    <style:style style:name="T9" style:family="text">
      <style:text-properties officeooo:rsid="000dd4eb"/>
    </style:style>
    <style:style style:name="T10" style:family="text">
      <style:text-properties officeooo:rsid="000e7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xbtwg9eq9517"/><text:span text:style-name="T1">1.-Complete the sentences with the correct form of the verb in parentheses. PRESENT TENSES:</text:span></text:p>
      <text:list xml:id="list408619202" text:style-name="WWNum2">
        <text:list-item>
          <text:p text:style-name="P2">I ________ (study) English every day.</text:p>
        </text:list-item>
        <text:list-item>
          <text:p text:style-name="P3">She ________ (live) in New York for five years.</text:p>
        </text:list-item>
        <text:list-item>
          <text:p text:style-name="P3">They ____<text:span text:style-name="T7">p</text:span><text:span text:style-name="T6">laying</text:span>____ (play) football right now.</text:p>
        </text:list-item>
        <text:list-item>
          <text:p text:style-name="P3">We ____<text:span text:style-name="T6">have alredy</text:span>____ (already/finish) our homework.</text:p>
        </text:list-item>
        <text:list-item>
          <text:p text:style-name="P3">My parents ____<text:span text:style-name="T6">go</text:span><text:span text:style-name="T5">_</text:span>___ (go) to the gym every morning.</text:p>
        </text:list-item>
        <text:list-item>
          <text:p text:style-name="P3">I ____<text:span text:style-name="T4">d</text:span><text:span text:style-name="T6">on’t like</text:span>____ (not/like) spicy food.</text:p>
        </text:list-item>
        <text:list-item>
          <text:p text:style-name="P3">He ____<text:span text:style-name="T6">has been work</text:span>____ (work) at the office since 9 AM.</text:p>
        </text:list-item>
        <text:list-item>
          <text:p text:style-name="P3">They ____<text:span text:style-name="T6">are watching</text:span>____ (watch) a movie at the moment.</text:p>
        </text:list-item>
        <text:list-item>
          <text:p text:style-name="P3">She ________ (never/visit) that restaurant before.</text:p>
        </text:list-item>
        <text:list-item>
          <text:p text:style-name="P4">We ___<text:span text:style-name="T6">waiting</text:span>_____ (wait) for the bus right now.</text:p>
        </text:list-item>
      </text:list>
      <text:p text:style-name="P5"/>
      <text:p text:style-name="P5"><text:span text:style-name="T2">2.- Now do the same with Past tenses:</text:span></text:p>
      <text:list xml:id="list65258178" text:style-name="WWNum1">
        <text:list-item>
          <text:p text:style-name="P6">She ____<text:span text:style-name="T6">went</text:span>____ (go) to the store yesterday.</text:p>
        </text:list-item>
        <text:list-item>
          <text:p text:style-name="P7">We ____<text:span text:style-name="T6">watched</text:span>____ (watch) a movie last night.</text:p>
        </text:list-item>
        <text:list-item>
          <text:p text:style-name="P7">He ___<text:span text:style-name="T6">din’t fini</text:span><text:span text:style-name="T7">s</text:span><text:span text:style-name="T6">h</text:span>_____ (not/finish) his homework before the deadline.</text:p>
        </text:list-item>
        <text:list-item>
          <text:p text:style-name="P7">I ____<text:span text:style-name="T6">visited</text:span>____ (visit) my grandparents last weekend.</text:p>
        </text:list-item>
        <text:list-item>
          <text:p text:style-name="P7">They ___<text:span text:style-name="T6">didn’t arrive</text:span>_____ (not/arrive) on time for the meeting.</text:p>
        </text:list-item>
        <text:list-item>
          <text:p text:style-name="P7">Last year, I ________ (take) a trip to Italy.</text:p>
        </text:list-item>
        <text:list-item>
          <text:p text:style-name="P7">When I was a child, I ________ (play) outside every day.</text:p>
        </text:list-item>
        <text:list-item>
          <text:p text:style-name="P7">They ____<text:span text:style-name="T7">lived</text:span>____ (live) in New York before moving to Los Angeles.</text:p>
        </text:list-item>
        <text:list-item>
          <text:p text:style-name="P7">I __<text:span text:style-name="T9">didn’t see</text:span>______ (not/see) Sarah at the party last night.</text:p>
        </text:list-item>
        <text:list-item>
          <text:p text:style-name="P7">She _____<text:span text:style-name="T9">was</text:span>___ (be) very tired when she got home after work.</text:p>
        </text:list-item>
        <text:list-item>
          <text:p text:style-name="P7">We ________ (have) a great time at the concert last Friday.</text:p>
        </text:list-item>
        <text:list-item>
          <text:p text:style-name="P7">He ________ (not/know) about the surprise until the very last moment.</text:p>
        </text:list-item>
        <text:list-item>
          <text:p text:style-name="P7">I ________ (eat) pizza for lunch yesterday.</text:p>
        </text:list-item>
        <text:list-item>
          <text:p text:style-name="P7">She ________ (clean) the house all afternoon.</text:p>
        </text:list-item>
        <text:list-item>
          <text:p text:style-name="P7">We ________ (meet) some old friends at the café last Saturday.</text:p>
        </text:list-item>
        <text:list-item>
          <text:p text:style-name="P7">The weather ________ (be) very cold last winter.</text:p>
        </text:list-item>
        <text:list-item>
          <text:p text:style-name="P7">I __<text:span text:style-name="T8">didn´t understand</text:span>____ (not/understand) the lesson when the teacher explained it.</text:p>
        </text:list-item>
        <text:list-item>
          <text:p text:style-name="P7">They ________ (travel) to Paris for their summer vacation two years ago.</text:p>
        </text:list-item>
        <text:list-item>
          <text:p text:style-name="P7">He ________ (write) an email to his colleague yesterday.</text:p>
        </text:list-item>
        <text:list-item>
          <text:p text:style-name="P8">We ________ (be) to the museum before, but we decided to go again last weekend.</text:p>
        </text:list-item>
      </text:list>
      <text:p text:style-name="P5"/>
      <text:p text:style-name="P5"/>
      <text:p text:style-name="P5"><text:span text:style-name="T2">3,- Order these irregular verb forms into their corresponding place and translate the base form of each verb:</text:span></text:p>
      <text:p text:style-name="P5">Went <text:s/>Written <text:s text:c="2"/>Began <text:s/>Eat <text:s text:c="2"/>Ran <text:s text:c="2"/>Took <text:s/>Seen <text:s text:c="2"/>Bought <text:s/>Drank <text:s/>Fought <text:s/>Had <text:s/>Gave <text:s/>Gone <text:s/>Swam <text:s/>Found <text:s/>Came <text:s text:c="2"/>Speak <text:s text:c="3"/>Made <text:s/>Heard <text:s/>Built</text:p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a1.1">
          <table:table-cell table:style-name="Tabla1.A1" office:value-type="string">
            <text:p text:style-name="P9">1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2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3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4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5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6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7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8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9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0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1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2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3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4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5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6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7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8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19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  <table:table-row table:style-name="Tabla1.1">
          <table:table-cell table:style-name="Tabla1.A1" office:value-type="string">
            <text:p text:style-name="P9">20.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73763" loext:opacity="100%" fo:font-weight="bold" style:font-weight-asian="bol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><text:span text:style-name="MT1">REVIEW OF GRAMMAR: PRESENT AND PAST TENSES <text:s/>1</text:span></text:p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0T17:05:52.559138882</dc:date>
    <meta:editing-duration>PT8M7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55" meta:word-count="387" meta:character-count="2217" meta:non-whitespace-character-count="1888"/>
  </office:meta>
</office:document-meta>
</file>